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6"/>
        <table:table-column table:style-name="co2" table:number-columns-repeated="16381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а (ов) 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;17;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;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;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;21;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17;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;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;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;6;2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24;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;22;2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;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;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;10;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number-rows-repeated="104854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Denis M. Ushakov</meta:initial-creator>
    <meta:creation-date>2025-07-12T17:36:23Z</meta:creation-date>
    <dc:date>2025-11-18T17:26:31.649640700</dc:date>
    <meta:editing-duration>PT9S</meta:editing-duration>
    <meta:editing-cycles>1</meta:editing-cycles>
    <meta:document-statistic meta:table-count="1" meta:cell-count="78" meta:object-count="0"/>
  </office:meta>
</office:document-meta>
</file>